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uel Wein</text:p>
      <text:p text:style-name="P1"/>
      <text:p text:style-name="P2"><text:tab/>As computers become more<text:span text:style-name="T1"> integral in our daily lives they are put in charge of applications which directly affect the life and safety of individuals. <text:s/>In these tasks a simple best effort approach to the design an implementation of a system is not acceptable. <text:s/>As a result fault tolerant systems, which are systems </text:span><text:span text:style-name="T2">which are designed to remain operational despite having problems in their hardware or software of either an intermittent or permanent nature.</text:span><text:span text:style-name="T2"><text:note text:id="ftn1" text:note-class="footnote"><text:note-citation>1</text:note-citation><text:note-body><text:p text:style-name="Footnote">Rennels, 1.</text:p></text:note-body></text:note></text:span><text:span text:style-name="T2"> <text:s/>In this paper I investigate how software engineers can compensate for the faults that arise out of the inherent complexity of software as well as failure of the underlying hardware. <text:s/>I look at techniques such as N-version programming, recovery blocks, and data diversity as well as procedures for testing these methods. <text:s/>In addition I describe a simple time server which I have implemented using the methods I have learned via my resear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1T12:55:11</meta:creation-date>
    <dc:date>2009-11-11T13:08:28</dc:date>
    <meta:editing-duration>PT00H13M18S</meta:editing-duration>
    <meta:editing-cycles>4</meta:editing-cycles>
    <meta:generator>OpenOffice.org/3.0$Linux OpenOffice.org_project/300m15$Build-9379</meta:generator>
    <meta:document-statistic meta:table-count="0" meta:image-count="0" meta:object-count="0" meta:page-count="1" meta:paragraph-count="3" meta:word-count="151" meta:character-count="920"/>
  </office:meta>
</office:document-meta>
</file>